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/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1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rasinghe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ila-Zavala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-Hogins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ro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vira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olly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ueroa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icia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ndez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ers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tani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7" calcext:value-type="float">
            <text:p>38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acle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on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os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thoff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irez-Lara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ers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ell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livan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adez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hne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nus points: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Connolly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Palo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15:56:37.346988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23T16:11:48.538816048</dc:date>
    <meta:editing-duration>PT4H25M29S</meta:editing-duration>
    <meta:editing-cycles>50</meta:editing-cycles>
    <meta:generator>LibreOffice/5.1.6.2$Linux_X86_64 LibreOffice_project/10m0$Build-2</meta:generator>
    <meta:document-statistic meta:table-count="1" meta:cell-count="1097" meta:object-count="0"/>
  </office:meta>
</office:document-meta>
</file>